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31af" officeooo:paragraph-rsid="000731af"/>
    </style:style>
    <style:style style:name="P2" style:family="paragraph" style:parent-style-name="Standard">
      <style:text-properties officeooo:rsid="0007ddb0" officeooo:paragraph-rsid="0007ddb0"/>
    </style:style>
    <style:style style:name="P3" style:family="paragraph" style:parent-style-name="Standard">
      <style:text-properties officeooo:rsid="0007ddb0" officeooo:paragraph-rsid="00095ca4"/>
    </style:style>
    <style:style style:name="P4" style:family="paragraph" style:parent-style-name="Standard">
      <style:text-properties officeooo:rsid="00095ca4" officeooo:paragraph-rsid="00095ca4"/>
    </style:style>
    <style:style style:name="T1" style:family="text">
      <style:text-properties officeooo:rsid="0007dd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required:</text:p>
      <text:p text:style-name="P1">- vertex coordinates</text:p>
      <text:p text:style-name="P1">- coordinates of vertices in the same <text:span text:style-name="T1">primitive</text:span></text:p>
      <text:p text:style-name="P1">- <text:span text:style-name="T1">coordinates of vertices from neighboring primitives</text:span></text:p>
      <text:p text:style-name="P1"/>
      <text:p text:style-name="P1"><text:s/><text:span text:style-name="T1">How smooth surfaces:</text:span></text:p>
      <text:p text:style-name="P2">1. VS receives ID of vertex to be processed</text:p>
      <text:p text:style-name="P2">2. VS receives ID of adjacent vertices</text:p>
      <text:p text:style-name="P2">3. VS calculates all normals between adjacent vertices</text:p>
      <text:p text:style-name="P2">4. VS sums normals and normalizes result to get normal of smooth lighting</text:p>
      <text:p text:style-name="P2"/>
      <text:p text:style-name="P4">How discontinuous surfaces:</text:p>
      <text:p text:style-name="P4"><text:span text:style-name="T1">1. VS receives ID of vertex to be processed</text:span></text:p>
      <text:p text:style-name="P3">2. VS receives ID of adjacent vertices</text:p>
      <text:p text:style-name="P3">3. VS calculates all normals between adjacent vertices</text:p>
      <text:p text:style-name="P4">4. VS realizes that there is a discontinuity</text:p>
      <text:p text:style-name="P4">5. VS sends vertices and normals to GS</text:p>
      <text:p text:style-name="P4">6. GS creates another vertex and primitive to solve discontinuity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4:03:53.943102218</meta:creation-date>
    <dc:date>2019-02-17T00:32:27.605787151</dc:date>
    <meta:editing-duration>PT9H51M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14" meta:character-count="676" meta:non-whitespace-character-count="576"/>
  </office:meta>
</office:document-meta>
</file>